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12" table:default-cell-style-name="ce4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Default" table:number-columns-repeated="3"/>
          <table:table-cell table:style-name="ce6"/>
          <table:table-cell table:style-name="Default" table:number-columns-repeated="8"/>
        </table:table-row>
        <table:table-row table:style-name="ro2">
          <table:table-cell/>
          <table:table-cell table:style-name="ce1" office:value-type="string" table:number-columns-spanned="12" table:number-rows-spanned="1">
            <text:p>PERFORMANCE OF DIFFERENT MODELS</text:p>
          </table:table-cell>
          <table:covered-table-cell table:number-columns-repeated="11" table:style-name="Default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2">
          <table:table-cell/>
          <table:table-cell table:style-name="ce2" office:value-type="string" table:number-columns-spanned="4" table:number-rows-spanned="1">
            <text:p>Linear Regression</text:p>
          </table:table-cell>
          <table:covered-table-cell table:number-columns-repeated="3" table:style-name="ce6"/>
          <table:table-cell table:style-name="ce2" office:value-type="string" table:number-columns-spanned="4" table:number-rows-spanned="1">
            <text:p>Random Forest</text:p>
          </table:table-cell>
          <table:covered-table-cell table:number-columns-repeated="3" table:style-name="ce6"/>
          <table:table-cell table:style-name="ce2" office:value-type="string" table:number-columns-spanned="4" table:number-rows-spanned="1">
            <text:p>Decision Tree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</table:table-row>
        <table:table-row table:style-name="ro1">
          <table:table-cell office:value-type="string">
            <text:p>Category 1</text:p>
          </table:table-cell>
          <table:table-cell office:value-type="string">
            <text:p>3530.3085</text:p>
          </table:table-cell>
          <table:table-cell office:value-type="string">
            <text:p>21311676.0537</text:p>
          </table:table-cell>
          <table:table-cell office:value-type="string">
            <text:p>4616.4570</text:p>
          </table:table-cell>
          <table:table-cell office:value-type="string">
            <text:p>0.1569</text:p>
          </table:table-cell>
          <table:table-cell office:value-type="string">
            <text:p>2011.1025</text:p>
          </table:table-cell>
          <table:table-cell office:value-type="string">
            <text:p>7422953.9209</text:p>
          </table:table-cell>
          <table:table-cell office:value-type="string">
            <text:p>2724.5098</text:p>
          </table:table-cell>
          <table:table-cell office:value-type="string">
            <text:p>0.7056</text:p>
          </table:table-cell>
          <table:table-cell office:value-type="string">
            <text:p>2636.4613</text:p>
          </table:table-cell>
          <table:table-cell office:value-type="string">
            <text:p>14206308.4465</text:p>
          </table:table-cell>
          <table:table-cell office:value-type="string">
            <text:p>3769.1256</text:p>
          </table:table-cell>
          <table:table-cell office:value-type="string">
            <text:p>0.4386</text:p>
          </table:table-cell>
        </table:table-row>
        <table:table-row table:style-name="ro1">
          <table:table-cell office:value-type="string">
            <text:p>Category 2</text:p>
          </table:table-cell>
          <table:table-cell office:value-type="string">
            <text:p>3535.6060</text:p>
          </table:table-cell>
          <table:table-cell office:value-type="string">
            <text:p>21393943.3281</text:p>
          </table:table-cell>
          <table:table-cell office:value-type="string">
            <text:p>4625.3587</text:p>
          </table:table-cell>
          <table:table-cell office:value-type="string">
            <text:p>0.1537</text:p>
          </table:table-cell>
          <table:table-cell office:value-type="string">
            <text:p>2217.4922</text:p>
          </table:table-cell>
          <table:table-cell office:value-type="string">
            <text:p>8894338.6308</text:p>
          </table:table-cell>
          <table:table-cell office:value-type="string">
            <text:p>2982.3377</text:p>
          </table:table-cell>
          <table:table-cell office:value-type="string">
            <text:p>0.6476</text:p>
          </table:table-cell>
          <table:table-cell office:value-type="string">
            <text:p>2243.0917</text:p>
          </table:table-cell>
          <table:table-cell office:value-type="string">
            <text:p>9209535.2273</text:p>
          </table:table-cell>
          <table:table-cell office:value-type="string">
            <text:p>3034.7216</text:p>
          </table:table-cell>
          <table:table-cell office:value-type="string">
            <text:p>0.6350</text:p>
          </table:table-cell>
        </table:table-row>
        <table:table-row table:style-name="ro1">
          <table:table-cell office:value-type="string">
            <text:p>Category 3</text:p>
          </table:table-cell>
          <table:table-cell office:value-type="string">
            <text:p>3529.6346</text:p>
          </table:table-cell>
          <table:table-cell office:value-type="string">
            <text:p>21525559.4578</text:p>
          </table:table-cell>
          <table:table-cell office:value-type="string">
            <text:p>4639.5645</text:p>
          </table:table-cell>
          <table:table-cell office:value-type="string">
            <text:p>0.1484</text:p>
          </table:table-cell>
          <table:table-cell office:value-type="string">
            <text:p>2263.2296</text:p>
          </table:table-cell>
          <table:table-cell office:value-type="string">
            <text:p>8985441.5502</text:p>
          </table:table-cell>
          <table:table-cell office:value-type="string">
            <text:p>2997.5726</text:p>
          </table:table-cell>
          <table:table-cell office:value-type="string">
            <text:p>0.6425</text:p>
          </table:table-cell>
          <table:table-cell office:value-type="string">
            <text:p>2267.7419</text:p>
          </table:table-cell>
          <table:table-cell office:value-type="string">
            <text:p>9069514.1843</text:p>
          </table:table-cell>
          <table:table-cell office:value-type="string">
            <text:p>3011.5634</text:p>
          </table:table-cell>
          <table:table-cell office:value-type="string">
            <text:p>0.6400</text:p>
          </table:table-cell>
        </table:table-row>
        <table:table-row table:style-name="ro1">
          <table:table-cell office:value-type="string">
            <text:p>Category 4</text:p>
          </table:table-cell>
          <table:table-cell office:value-type="string">
            <text:p>4039.9188</text:p>
          </table:table-cell>
          <table:table-cell office:value-type="string">
            <text:p>25018925.3016</text:p>
          </table:table-cell>
          <table:table-cell office:value-type="string">
            <text:p>5001.8921</text:p>
          </table:table-cell>
          <table:table-cell office:value-type="string">
            <text:p>0.0103</text:p>
          </table:table-cell>
          <table:table-cell office:value-type="string">
            <text:p>3568.4092</text:p>
          </table:table-cell>
          <table:table-cell office:value-type="string">
            <text:p>21170522.7858</text:p>
          </table:table-cell>
          <table:table-cell office:value-type="string">
            <text:p>4601.1436</text:p>
          </table:table-cell>
          <table:table-cell office:value-type="string">
            <text:p>0.1632</text:p>
          </table:table-cell>
          <table:table-cell office:value-type="string">
            <text:p>3558.2050</text:p>
          </table:table-cell>
          <table:table-cell office:value-type="string">
            <text:p>21033569.0522</text:p>
          </table:table-cell>
          <table:table-cell office:value-type="string">
            <text:p>4586.2369</text:p>
          </table:table-cell>
          <table:table-cell office:value-type="string">
            <text:p>0.1635</text:p>
          </table:table-cell>
        </table:table-row>
        <table:table-row table:style-name="ro1">
          <table:table-cell office:value-type="string">
            <text:p>Category 5</text:p>
          </table:table-cell>
          <table:table-cell office:value-type="string">
            <text:p>4072.0788</text:p>
          </table:table-cell>
          <table:table-cell office:value-type="string">
            <text:p>25276248.5751</text:p>
          </table:table-cell>
          <table:table-cell office:value-type="string">
            <text:p>5027.5489</text:p>
          </table:table-cell>
          <table:table-cell office:value-type="string">
            <text:p>0.0001</text:p>
          </table:table-cell>
          <table:table-cell office:value-type="string">
            <text:p>3841.7809</text:p>
          </table:table-cell>
          <table:table-cell office:value-type="string">
            <text:p>23241998.7464</text:p>
          </table:table-cell>
          <table:table-cell office:value-type="string">
            <text:p>4820.9956</text:p>
          </table:table-cell>
          <table:table-cell office:value-type="string">
            <text:p>0.0772</text:p>
          </table:table-cell>
          <table:table-cell office:value-type="string">
            <text:p>3848.3054</text:p>
          </table:table-cell>
          <table:table-cell office:value-type="string">
            <text:p>23314825.6274</text:p>
          </table:table-cell>
          <table:table-cell office:value-type="string">
            <text:p>4828.5428</text:p>
          </table:table-cell>
          <table:table-cell office:value-type="string">
            <text:p>0.0785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2" office:value-type="string" table:number-columns-spanned="4" table:number-rows-spanned="1">
            <text:p>Extra Tree</text:p>
          </table:table-cell>
          <table:covered-table-cell table:number-columns-repeated="3" table:style-name="ce6"/>
          <table:table-cell table:style-name="ce2" office:value-type="string" table:number-columns-spanned="4" table:number-rows-spanned="1">
            <text:p>ElasticNet</text:p>
          </table:table-cell>
          <table:covered-table-cell table:number-columns-repeated="3" table:style-name="ce6"/>
          <table:table-cell table:style-name="ce2" office:value-type="string" table:number-columns-spanned="4" table:number-rows-spanned="1">
            <text:p>Deep Neural Network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</table:table-row>
        <table:table-row table:style-name="ro1">
          <table:table-cell office:value-type="string">
            <text:p>Category 1</text:p>
          </table:table-cell>
          <table:table-cell office:value-type="string">
            <text:p>2657.4025</text:p>
          </table:table-cell>
          <table:table-cell office:value-type="string">
            <text:p>14477995.0739</text:p>
          </table:table-cell>
          <table:table-cell office:value-type="string">
            <text:p>3804.9960</text:p>
          </table:table-cell>
          <table:table-cell office:value-type="string">
            <text:p>0.4272</text:p>
          </table:table-cell>
          <table:table-cell office:value-type="string">
            <text:p>3646.0709</text:p>
          </table:table-cell>
          <table:table-cell office:value-type="string">
            <text:p>21843741.3032</text:p>
          </table:table-cell>
          <table:table-cell office:value-type="string">
            <text:p>4673.7288</text:p>
          </table:table-cell>
          <table:table-cell office:value-type="string">
            <text:p>0.1382</text:p>
          </table:table-cell>
          <table:table-cell office:value-type="string">
            <text:p>2092.3425</text:p>
          </table:table-cell>
          <table:table-cell office:value-type="string">
            <text:p>8403692.2094</text:p>
          </table:table-cell>
          <table:table-cell office:value-type="string">
            <text:p>2898.9122</text:p>
          </table:table-cell>
          <table:table-cell office:value-type="string">
            <text:p>0.6685</text:p>
          </table:table-cell>
        </table:table-row>
        <table:table-row table:style-name="ro1">
          <table:table-cell office:value-type="string">
            <text:p>Category 2</text:p>
          </table:table-cell>
          <table:table-cell office:value-type="string">
            <text:p>2243.6024</text:p>
          </table:table-cell>
          <table:table-cell office:value-type="string">
            <text:p>9211455.6592</text:p>
          </table:table-cell>
          <table:table-cell office:value-type="string">
            <text:p>3035.0379</text:p>
          </table:table-cell>
          <table:table-cell office:value-type="string">
            <text:p>0.6355</text:p>
          </table:table-cell>
          <table:table-cell office:value-type="string">
            <text:p>3650.8037</text:p>
          </table:table-cell>
          <table:table-cell office:value-type="string">
            <text:p>21928299.3321</text:p>
          </table:table-cell>
          <table:table-cell office:value-type="string">
            <text:p>4682.7662</text:p>
          </table:table-cell>
          <table:table-cell office:value-type="string">
            <text:p>0.1349</text:p>
          </table:table-cell>
          <table:table-cell office:value-type="string">
            <text:p>2206.3158</text:p>
          </table:table-cell>
          <table:table-cell office:value-type="string">
            <text:p>9816791.2351</text:p>
          </table:table-cell>
          <table:table-cell office:value-type="string">
            <text:p>3133.1759</text:p>
          </table:table-cell>
          <table:table-cell office:value-type="string">
            <text:p>0.6132</text:p>
          </table:table-cell>
        </table:table-row>
        <table:table-row table:style-name="ro1">
          <table:table-cell office:value-type="string">
            <text:p>Category 3</text:p>
          </table:table-cell>
          <table:table-cell office:value-type="string">
            <text:p>2262.9062</text:p>
          </table:table-cell>
          <table:table-cell office:value-type="string">
            <text:p>9000859.6425</text:p>
          </table:table-cell>
          <table:table-cell office:value-type="string">
            <text:p>3000.1432</text:p>
          </table:table-cell>
          <table:table-cell office:value-type="string">
            <text:p>0.6419</text:p>
          </table:table-cell>
          <table:table-cell office:value-type="string">
            <text:p>3658.2257</text:p>
          </table:table-cell>
          <table:table-cell office:value-type="string">
            <text:p>22047740.9096</text:p>
          </table:table-cell>
          <table:table-cell office:value-type="string">
            <text:p>4695.5021</text:p>
          </table:table-cell>
          <table:table-cell office:value-type="string">
            <text:p>0.1302</text:p>
          </table:table-cell>
          <table:table-cell office:value-type="string">
            <text:p>2195.2240</text:p>
          </table:table-cell>
          <table:table-cell office:value-type="string">
            <text:p>10000492.0505</text:p>
          </table:table-cell>
          <table:table-cell office:value-type="string">
            <text:p>3162.3554</text:p>
          </table:table-cell>
          <table:table-cell office:value-type="string">
            <text:p>0.6033</text:p>
          </table:table-cell>
        </table:table-row>
        <table:table-row table:style-name="ro1">
          <table:table-cell office:value-type="string">
            <text:p>Category 4</text:p>
          </table:table-cell>
          <table:table-cell office:value-type="string">
            <text:p>3595.6617</text:p>
          </table:table-cell>
          <table:table-cell office:value-type="string">
            <text:p>21415679.2601</text:p>
          </table:table-cell>
          <table:table-cell office:value-type="string">
            <text:p>4627.7077</text:p>
          </table:table-cell>
          <table:table-cell office:value-type="string">
            <text:p>0.1589</text:p>
          </table:table-cell>
          <table:table-cell office:value-type="string">
            <text:p>4061.1971</text:p>
          </table:table-cell>
          <table:table-cell office:value-type="string">
            <text:p>25137227.3850</text:p>
          </table:table-cell>
          <table:table-cell office:value-type="string">
            <text:p>5013.7039</text:p>
          </table:table-cell>
          <table:table-cell office:value-type="string">
            <text:p>0.0083</text:p>
          </table:table-cell>
          <table:table-cell office:value-type="string">
            <text:p>3521.3530</text:p>
          </table:table-cell>
          <table:table-cell office:value-type="string">
            <text:p>22268191.9236</text:p>
          </table:table-cell>
          <table:table-cell office:value-type="string">
            <text:p>4718.9185</text:p>
          </table:table-cell>
          <table:table-cell office:value-type="string">
            <text:p>0.1239</text:p>
          </table:table-cell>
        </table:table-row>
        <table:table-row table:style-name="ro1">
          <table:table-cell office:value-type="string">
            <text:p>Category 5</text:p>
          </table:table-cell>
          <table:table-cell office:value-type="string">
            <text:p>3851.9495</text:p>
          </table:table-cell>
          <table:table-cell office:value-type="string">
            <text:p>23327018.8663</text:p>
          </table:table-cell>
          <table:table-cell office:value-type="string">
            <text:p>4829.8052</text:p>
          </table:table-cell>
          <table:table-cell office:value-type="string">
            <text:p>0.0779</text:p>
          </table:table-cell>
          <table:table-cell office:value-type="string">
            <text:p>4084.6349</text:p>
          </table:table-cell>
          <table:table-cell office:value-type="string">
            <text:p>25346220.7953</text:p>
          </table:table-cell>
          <table:table-cell office:value-type="string">
            <text:p>5034.5030</text:p>
          </table:table-cell>
          <table:table-cell table:style-name="Default" office:value-type="string">
            <text:p>0.0000</text:p>
          </table:table-cell>
          <table:table-cell office:value-type="string">
            <text:p>3927.5219</text:p>
          </table:table-cell>
          <table:table-cell office:value-type="string">
            <text:p>26543850.9070</text:p>
          </table:table-cell>
          <table:table-cell office:value-type="string">
            <text:p>5152.0724</text:p>
          </table:table-cell>
          <table:table-cell office:value-type="string">
            <text:p>-0.0465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2" office:value-type="string" table:number-columns-spanned="12" table:number-rows-spanned="1">
            <text:p>Convolutional Neural Network</text:p>
          </table:table-cell>
          <table:covered-table-cell table:number-columns-repeated="11" table:style-name="Default"/>
        </table:table-row>
        <table:table-row table:style-name="ro3">
          <table:table-cell/>
          <table:table-cell table:style-name="ce5" office:value-type="string" table:number-columns-spanned="4" table:number-rows-spanned="1">
            <text:p>Conv1D - 4, Dense - 8</text:p>
          </table:table-cell>
          <table:covered-table-cell table:number-columns-repeated="3" table:style-name="ce8"/>
          <table:table-cell table:style-name="ce5" office:value-type="string" table:number-columns-spanned="4" table:number-rows-spanned="1">
            <text:p>Conv1D - 8, Dense - 16</text:p>
          </table:table-cell>
          <table:covered-table-cell table:number-columns-repeated="3" table:style-name="ce8"/>
          <table:table-cell table:style-name="ce5" office:value-type="string" table:number-columns-spanned="4" table:number-rows-spanned="1">
            <text:p>Conv1D - 16, Dense - 32</text:p>
          </table:table-cell>
          <table:covered-table-cell table:number-columns-repeated="3" table:style-name="ce8"/>
        </table:table-row>
        <table:table-row table:style-name="ro1">
          <table:table-cell/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  <table:table-cell table:style-name="ce3" office:value-type="string">
            <text:p>MAE</text:p>
          </table:table-cell>
          <table:table-cell table:style-name="ce7" office:value-type="string">
            <text:p>MSE</text:p>
          </table:table-cell>
          <table:table-cell table:style-name="ce9" office:value-type="string">
            <text:p>RMSE</text:p>
          </table:table-cell>
          <table:table-cell table:style-name="ce10" office:value-type="string">
            <text:p>R2_Score</text:p>
          </table:table-cell>
        </table:table-row>
        <table:table-row table:style-name="ro1">
          <table:table-cell office:value-type="string">
            <text:p>Category 1</text:p>
          </table:table-cell>
          <table:table-cell office:value-type="string">
            <text:p>2695.5020</text:p>
          </table:table-cell>
          <table:table-cell office:value-type="string">
            <text:p>13364416.7290</text:p>
          </table:table-cell>
          <table:table-cell office:value-type="string">
            <text:p>3655.7375</text:p>
          </table:table-cell>
          <table:table-cell office:value-type="string">
            <text:p>0.4702</text:p>
          </table:table-cell>
          <table:table-cell office:value-type="string">
            <text:p>2800.8224</text:p>
          </table:table-cell>
          <table:table-cell office:value-type="string">
            <text:p>14161366.9867</text:p>
          </table:table-cell>
          <table:table-cell office:value-type="string">
            <text:p>3763.1591</text:p>
          </table:table-cell>
          <table:table-cell office:value-type="string">
            <text:p>0.4416</text:p>
          </table:table-cell>
          <table:table-cell office:value-type="string">
            <text:p>2480.6716</text:p>
          </table:table-cell>
          <table:table-cell office:value-type="string">
            <text:p>10825474.7013</text:p>
          </table:table-cell>
          <table:table-cell office:value-type="string">
            <text:p>3290.2089</text:p>
          </table:table-cell>
          <table:table-cell office:value-type="string">
            <text:p>0.5704</text:p>
          </table:table-cell>
        </table:table-row>
        <table:table-row table:style-name="ro1">
          <table:table-cell office:value-type="string">
            <text:p>Category 2</text:p>
          </table:table-cell>
          <table:table-cell office:value-type="string">
            <text:p>2944.8321</text:p>
          </table:table-cell>
          <table:table-cell office:value-type="string">
            <text:p>15832273.4599</text:p>
          </table:table-cell>
          <table:table-cell office:value-type="string">
            <text:p>3978.9789</text:p>
          </table:table-cell>
          <table:table-cell office:value-type="string">
            <text:p>0.3728</text:p>
          </table:table-cell>
          <table:table-cell office:value-type="string">
            <text:p>2603.4239</text:p>
          </table:table-cell>
          <table:table-cell office:value-type="string">
            <text:p>13043287.6083</text:p>
          </table:table-cell>
          <table:table-cell office:value-type="string">
            <text:p>3611.5491</text:p>
          </table:table-cell>
          <table:table-cell office:value-type="string">
            <text:p>0.4826</text:p>
          </table:table-cell>
          <table:table-cell office:value-type="string">
            <text:p>2502.2878</text:p>
          </table:table-cell>
          <table:table-cell office:value-type="string">
            <text:p>11435786.2157</text:p>
          </table:table-cell>
          <table:table-cell office:value-type="string">
            <text:p>3381.6839</text:p>
          </table:table-cell>
          <table:table-cell office:value-type="string">
            <text:p>0.5476</text:p>
          </table:table-cell>
        </table:table-row>
        <table:table-row table:style-name="ro1">
          <table:table-cell office:value-type="string">
            <text:p>Category 3</text:p>
          </table:table-cell>
          <table:table-cell office:value-type="string">
            <text:p>3526.0230</text:p>
          </table:table-cell>
          <table:table-cell office:value-type="string">
            <text:p>21551422.4796</text:p>
          </table:table-cell>
          <table:table-cell office:value-type="string">
            <text:p>4642.3509</text:p>
          </table:table-cell>
          <table:table-cell office:value-type="string">
            <text:p>0.1466</text:p>
          </table:table-cell>
          <table:table-cell office:value-type="string">
            <text:p>3493.8398</text:p>
          </table:table-cell>
          <table:table-cell office:value-type="string">
            <text:p>21397371.7630</text:p>
          </table:table-cell>
          <table:table-cell office:value-type="string">
            <text:p>4625.7293</text:p>
          </table:table-cell>
          <table:table-cell office:value-type="string">
            <text:p>0.1529</text:p>
          </table:table-cell>
          <table:table-cell office:value-type="string">
            <text:p>3498.9374</text:p>
          </table:table-cell>
          <table:table-cell office:value-type="string">
            <text:p>21338840.5087</text:p>
          </table:table-cell>
          <table:table-cell office:value-type="string">
            <text:p>4619.3982</text:p>
          </table:table-cell>
          <table:table-cell office:value-type="string">
            <text:p>0.1511</text:p>
          </table:table-cell>
        </table:table-row>
        <table:table-row table:style-name="ro1">
          <table:table-cell office:value-type="string">
            <text:p>Category 4</text:p>
          </table:table-cell>
          <table:table-cell office:value-type="string">
            <text:p>3709.2997</text:p>
          </table:table-cell>
          <table:table-cell office:value-type="string">
            <text:p>22393225.3140</text:p>
          </table:table-cell>
          <table:table-cell office:value-type="string">
            <text:p>4732.1480</text:p>
          </table:table-cell>
          <table:table-cell office:value-type="string">
            <text:p>0.1149</text:p>
          </table:table-cell>
          <table:table-cell office:value-type="string">
            <text:p>3699.9791</text:p>
          </table:table-cell>
          <table:table-cell office:value-type="string">
            <text:p>22271556.3246</text:p>
          </table:table-cell>
          <table:table-cell office:value-type="string">
            <text:p>4719.2749</text:p>
          </table:table-cell>
          <table:table-cell office:value-type="string">
            <text:p>0.1199</text:p>
          </table:table-cell>
          <table:table-cell office:value-type="string">
            <text:p>3610.9701</text:p>
          </table:table-cell>
          <table:table-cell office:value-type="string">
            <text:p>21781435.2843</text:p>
          </table:table-cell>
          <table:table-cell office:value-type="string">
            <text:p>4667.0585</text:p>
          </table:table-cell>
          <table:table-cell office:value-type="string">
            <text:p>0.1360</text:p>
          </table:table-cell>
        </table:table-row>
        <table:table-row table:style-name="ro1">
          <table:table-cell office:value-type="string">
            <text:p>Category 5</text:p>
          </table:table-cell>
          <table:table-cell office:value-type="string">
            <text:p>4046.4620</text:p>
          </table:table-cell>
          <table:table-cell office:value-type="string">
            <text:p>25387637.2099</text:p>
          </table:table-cell>
          <table:table-cell office:value-type="string">
            <text:p>5038.6146</text:p>
          </table:table-cell>
          <table:table-cell office:value-type="string">
            <text:p>-0.0015</text:p>
          </table:table-cell>
          <table:table-cell office:value-type="string">
            <text:p>4035.7930</text:p>
          </table:table-cell>
          <table:table-cell office:value-type="string">
            <text:p>25246156.8577</text:p>
          </table:table-cell>
          <table:table-cell office:value-type="string">
            <text:p>5024.5553</text:p>
          </table:table-cell>
          <table:table-cell office:value-type="string">
            <text:p>-0.0009</text:p>
          </table:table-cell>
          <table:table-cell office:value-type="string">
            <text:p>4008.6417</text:p>
          </table:table-cell>
          <table:table-cell office:value-type="string">
            <text:p>25305355.9764</text:p>
          </table:table-cell>
          <table:table-cell office:value-type="string">
            <text:p>5030.4429</text:p>
          </table:table-cell>
          <table:table-cell office:value-type="string">
            <text:p>-0.003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22:2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 Rajeshwari R</meta:initial-creator>
    <meta:creation-date>2020-02-23T21:18:40.84</meta:creation-date>
    <dc:date>2020-02-23T22:29:54.62</dc:date>
    <dc:creator>Raja Rajeshwari R</dc:creator>
    <meta:editing-duration>PT1H10M45S</meta:editing-duration>
    <meta:editing-cycles>6</meta:editing-cycles>
    <meta:generator>OpenOffice/4.1.7$Win32 OpenOffice.org_project/417m1$Build-9800</meta:generator>
    <meta:document-statistic meta:table-count="3" meta:cell-count="242" meta:object-count="0"/>
  </office:meta>
</office:document-meta>
</file>